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  <style:text-properties fo:color="#569cd6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d4d4d4" loext:opacity="100%" fo:background-color="#1f1f1f"/>
    </style:style>
    <style:style style:name="P6" style:family="paragraph" style:parent-style-name="Standard">
      <style:paragraph-properties style:line-height-at-least="0.503cm"/>
      <style:text-properties fo:color="#6a9955" loext:opacity="100%" fo:background-color="#1f1f1f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d4d4d4" loext:opacity="100%"/>
    </style:style>
    <style:style style:name="T4" style:family="text">
      <style:text-properties fo:color="#d4d4d4" loext:opacity="100%" style:font-name="Consolas" fo:font-size="10.5pt" fo:font-weight="normal"/>
    </style:style>
    <style:style style:name="T5" style:family="text">
      <style:text-properties fo:color="#4ec9b0" loext:opacity="100%"/>
    </style:style>
    <style:style style:name="T6" style:family="text">
      <style:text-properties fo:color="#4ec9b0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6a9955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b5cea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&lt;?php</text:p>
      <text:p text:style-name="P7"/>
      <text:p text:style-name="P1"><text:span text:style-name="T1">namespace</text:span><text:span text:style-name="T3"> </text:span><text:span text:style-name="T5">Database\Seeders</text:span><text:span text:style-name="T3">;</text:span></text:p>
      <text:p text:style-name="P7"/>
      <text:p text:style-name="P1"><text:span text:style-name="T1">use</text:span><text:span text:style-name="T3"> Illuminate\Database\</text:span><text:span text:style-name="T5">Seeder</text:span><text:span text:style-name="T3">;</text:span></text:p>
      <text:p text:style-name="P1"><text:span text:style-name="T1">use</text:span><text:span text:style-name="T3"> App\Models\</text:span><text:span text:style-name="T5">Quartos</text:span><text:span text:style-name="T3">;</text:span></text:p>
      <text:p text:style-name="P7"/>
      <text:p text:style-name="P1"><text:span text:style-name="T1">class</text:span><text:span text:style-name="T3"> </text:span><text:span text:style-name="T5">QuartosSeeder</text:span><text:span text:style-name="T3"> </text:span><text:span text:style-name="T1">extends</text:span><text:span text:style-name="T3"> </text:span><text:span text:style-name="T5">Seeder</text:span></text:p>
      <text:p text:style-name="P4">{</text:p>
      <text:p text:style-name="P2"><text:span text:style-name="T3">    </text:span><text:span text:style-name="T8">/**</text:span></text:p>
      <text:p text:style-name="P6">     <text:span text:style-name="T7">* Run the database seeds.</text:span></text:p>
      <text:p text:style-name="P6">     <text:span text:style-name="T7">*/</text:span></text:p>
      <text:p text:style-name="P2"><text:span text:style-name="T3">    </text:span><text:span text:style-name="T2">public</text:span><text:span text:style-name="T4"> </text:span><text:span text:style-name="T2">function</text:span><text:span text:style-name="T4"> </text:span><text:span text:style-name="T9">run</text:span><text:span text:style-name="T4">(): </text:span><text:span text:style-name="T2">void</text:span></text:p>
      <text:p text:style-name="P5">    <text:span text:style-name="T7">{</text:span></text:p>
      <text:p text:style-name="P2"><text:span text:style-name="T3">        </text:span><text:span text:style-name="T6">Quartos</text:span><text:span text:style-name="T4">::</text:span><text:span text:style-name="T9">create</text:span><text:span text:style-name="T4">([</text:span></text:p>
      <text:p text:style-name="P2"><text:span text:style-name="T3">            </text:span><text:span text:style-name="T10">'nome'</text:span><text:span text:style-name="T4"> =&gt; </text:span><text:span text:style-name="T10">'Quarto Luxo'</text:span><text:span text:style-name="T4">,</text:span></text:p>
      <text:p text:style-name="P2"><text:span text:style-name="T3">            </text:span><text:span text:style-name="T10">'descricao'</text:span><text:span text:style-name="T4"> =&gt; </text:span><text:span text:style-name="T10">'Quarto com cama king size, ar-condicionado e vista para o mar.'</text:span><text:span text:style-name="T4">,</text:span></text:p>
      <text:p text:style-name="P2"><text:span text:style-name="T3">            </text:span><text:span text:style-name="T10">'capacidade'</text:span><text:span text:style-name="T4"> =&gt; </text:span><text:span text:style-name="T11">2</text:span><text:span text:style-name="T4">,</text:span></text:p>
      <text:p text:style-name="P5">        <text:span text:style-name="T7">]);</text:span></text:p>
      <text:p text:style-name="P7"/>
      <text:p text:style-name="P2"><text:span text:style-name="T3">        </text:span><text:span text:style-name="T6">Quartos</text:span><text:span text:style-name="T4">::</text:span><text:span text:style-name="T9">create</text:span><text:span text:style-name="T4">([</text:span></text:p>
      <text:p text:style-name="P2"><text:span text:style-name="T3">            </text:span><text:span text:style-name="T10">'nome'</text:span><text:span text:style-name="T4"> =&gt; </text:span><text:span text:style-name="T10">'Quarto Standard'</text:span><text:span text:style-name="T4">,</text:span></text:p>
      <text:p text:style-name="P2"><text:span text:style-name="T3">            </text:span><text:span text:style-name="T10">'descricao'</text:span><text:span text:style-name="T4"> =&gt; </text:span><text:span text:style-name="T10">'Quarto com cama de casal e banheiro privativo.'</text:span><text:span text:style-name="T4">,</text:span></text:p>
      <text:p text:style-name="P2"><text:span text:style-name="T3">            </text:span><text:span text:style-name="T10">'capacidade'</text:span><text:span text:style-name="T4"> =&gt; </text:span><text:span text:style-name="T11">2</text:span><text:span text:style-name="T4">,</text:span></text:p>
      <text:p text:style-name="P5">        <text:span text:style-name="T7">]);</text:span></text:p>
      <text:p text:style-name="P7"/>
      <text:p text:style-name="P2"><text:span text:style-name="T3">        </text:span><text:span text:style-name="T6">Quartos</text:span><text:span text:style-name="T4">::</text:span><text:span text:style-name="T9">create</text:span><text:span text:style-name="T4">([</text:span></text:p>
      <text:p text:style-name="P2"><text:span text:style-name="T3">            </text:span><text:span text:style-name="T10">'nome'</text:span><text:span text:style-name="T4"> =&gt; </text:span><text:span text:style-name="T10">'Quarto Simples'</text:span><text:span text:style-name="T4">,</text:span></text:p>
      <text:p text:style-name="P2"><text:span text:style-name="T3">            </text:span><text:span text:style-name="T10">'descricao'</text:span><text:span text:style-name="T4"> =&gt; </text:span><text:span text:style-name="T10">'Quarto com cama de solteiro e ventilador.'</text:span><text:span text:style-name="T4">,</text:span></text:p>
      <text:p text:style-name="P2"><text:span text:style-name="T3">            </text:span><text:span text:style-name="T10">'capacidade'</text:span><text:span text:style-name="T4"> =&gt; </text:span><text:span text:style-name="T11">1</text:span><text:span text:style-name="T4">,</text:span></text:p>
      <text:p text:style-name="P5">        <text:span text:style-name="T7">]);</text:span></text:p>
      <text:p text:style-name="P5">    <text:span text:style-name="T7">}</text:span></text:p>
      <text:p text:style-name="P4">}</text:p>
      <text:p text:style-name="P1"/>
      <text:p text:style-name="P3">?php</text:p>
      <text:p text:style-name="P7"/>
      <text:p text:style-name="P1"><text:span text:style-name="T1">namespace</text:span><text:span text:style-name="T3"> </text:span><text:span text:style-name="T5">Database\Seeders</text:span><text:span text:style-name="T3">;</text:span></text:p>
      <text:p text:style-name="P7"/>
      <text:p text:style-name="P1"><text:span text:style-name="T1">use</text:span><text:span text:style-name="T3"> Illuminate\Database\</text:span><text:span text:style-name="T5">Seeder</text:span><text:span text:style-name="T3">;</text:span></text:p>
      <text:p text:style-name="P1"><text:span text:style-name="T1">use</text:span><text:span text:style-name="T3"> App\Models\</text:span><text:span text:style-name="T5">Reservas</text:span><text:span text:style-name="T3">;</text:span></text:p>
      <text:p text:style-name="P7"/>
      <text:p text:style-name="P1"><text:span text:style-name="T1">class</text:span><text:span text:style-name="T3"> </text:span><text:span text:style-name="T5">ReservasSeeder</text:span><text:span text:style-name="T3"> </text:span><text:span text:style-name="T1">extends</text:span><text:span text:style-name="T3"> </text:span><text:span text:style-name="T5">Seeder</text:span></text:p>
      <text:p text:style-name="P4">{</text:p>
      <text:p text:style-name="P2"><text:span text:style-name="T3">    </text:span><text:span text:style-name="T8">/**</text:span></text:p>
      <text:p text:style-name="P6">     <text:span text:style-name="T7">* Run the database seeds.</text:span></text:p>
      <text:p text:style-name="P6">     <text:span text:style-name="T7">*/</text:span></text:p>
      <text:p text:style-name="P2"><text:span text:style-name="T3">    </text:span><text:span text:style-name="T2">public</text:span><text:span text:style-name="T4"> </text:span><text:span text:style-name="T2">function</text:span><text:span text:style-name="T4"> </text:span><text:span text:style-name="T9">run</text:span><text:span text:style-name="T4">(): </text:span><text:span text:style-name="T2">void</text:span></text:p>
      <text:p text:style-name="P5">    <text:span text:style-name="T7">{</text:span></text:p>
      <text:p text:style-name="P2"><text:span text:style-name="T3">        </text:span><text:span text:style-name="T6">Reservas</text:span><text:span text:style-name="T4">::</text:span><text:span text:style-name="T9">create</text:span><text:span text:style-name="T4">([</text:span></text:p>
      <text:p text:style-name="P2"><text:span text:style-name="T3">            </text:span><text:span text:style-name="T10">'quarto_id'</text:span><text:span text:style-name="T4"> =&gt; </text:span><text:span text:style-name="T11">1</text:span><text:span text:style-name="T4">,</text:span></text:p>
      <text:p text:style-name="P2"><text:soft-page-break/><text:span text:style-name="T3">            </text:span><text:span text:style-name="T10">'data_inicio'</text:span><text:span text:style-name="T4"> =&gt; </text:span><text:span text:style-name="T10">'2023-07-01'</text:span><text:span text:style-name="T4">,</text:span></text:p>
      <text:p text:style-name="P2"><text:span text:style-name="T3">            </text:span><text:span text:style-name="T10">'data_fim'</text:span><text:span text:style-name="T4"> =&gt; </text:span><text:span text:style-name="T10">'2023-07-05'</text:span><text:span text:style-name="T4">,</text:span></text:p>
      <text:p text:style-name="P5">        <text:span text:style-name="T7">]);</text:span></text:p>
      <text:p text:style-name="P7"/>
      <text:p text:style-name="P2"><text:span text:style-name="T3">        </text:span><text:span text:style-name="T6">Reservas</text:span><text:span text:style-name="T4">::</text:span><text:span text:style-name="T9">create</text:span><text:span text:style-name="T4">([</text:span></text:p>
      <text:p text:style-name="P2"><text:span text:style-name="T3">            </text:span><text:span text:style-name="T10">'quarto_id'</text:span><text:span text:style-name="T4"> =&gt; </text:span><text:span text:style-name="T11">2</text:span><text:span text:style-name="T4">,</text:span></text:p>
      <text:p text:style-name="P2"><text:span text:style-name="T3">            </text:span><text:span text:style-name="T10">'data_inicio'</text:span><text:span text:style-name="T4"> =&gt; </text:span><text:span text:style-name="T10">'2023-07-10'</text:span><text:span text:style-name="T4">,</text:span></text:p>
      <text:p text:style-name="P2"><text:span text:style-name="T3">            </text:span><text:span text:style-name="T10">'data_fim'</text:span><text:span text:style-name="T4"> =&gt; </text:span><text:span text:style-name="T10">'2023-07-12'</text:span><text:span text:style-name="T4">,</text:span></text:p>
      <text:p text:style-name="P5">        <text:span text:style-name="T7">]);</text:span></text:p>
      <text:p text:style-name="P7"/>
      <text:p text:style-name="P2"><text:span text:style-name="T3">        </text:span><text:span text:style-name="T6">Reservas</text:span><text:span text:style-name="T4">::</text:span><text:span text:style-name="T9">create</text:span><text:span text:style-name="T4">([</text:span></text:p>
      <text:p text:style-name="P2"><text:span text:style-name="T3">            </text:span><text:span text:style-name="T10">'quarto_id'</text:span><text:span text:style-name="T4"> =&gt; </text:span><text:span text:style-name="T11">3</text:span><text:span text:style-name="T4">,</text:span></text:p>
      <text:p text:style-name="P2"><text:span text:style-name="T3">            </text:span><text:span text:style-name="T10">'data_inicio'</text:span><text:span text:style-name="T4"> =&gt; </text:span><text:span text:style-name="T10">'2023-07-15'</text:span><text:span text:style-name="T4">,</text:span></text:p>
      <text:p text:style-name="P2"><text:span text:style-name="T3">            </text:span><text:span text:style-name="T10">'data_fim'</text:span><text:span text:style-name="T4"> =&gt; </text:span><text:span text:style-name="T10">'2023-07-18'</text:span><text:span text:style-name="T4">,</text:span></text:p>
      <text:p text:style-name="P5">        <text:span text:style-name="T7">]);</text:span></text:p>
      <text:p text:style-name="P5">    <text:span text:style-name="T7">}</text:span></text:p>
      <text:p text:style-name="P4">}</text:p>
      <text:p text:style-name="P1"/>
      <text:p text:style-name="P3">&lt;?php</text:p>
      <text:p text:style-name="P7"/>
      <text:p text:style-name="P1"><text:span text:style-name="T1">namespace</text:span><text:span text:style-name="T3"> </text:span><text:span text:style-name="T5">Database\Seeders</text:span><text:span text:style-name="T3">;</text:span></text:p>
      <text:p text:style-name="P7"/>
      <text:p text:style-name="P1"><text:span text:style-name="T1">use</text:span><text:span text:style-name="T3"> Illuminate\Database\</text:span><text:span text:style-name="T5">Seeder</text:span><text:span text:style-name="T3">;</text:span></text:p>
      <text:p text:style-name="P1"><text:span text:style-name="T1">use</text:span><text:span text:style-name="T3"> App\Models\</text:span><text:span text:style-name="T5">User</text:span><text:span text:style-name="T3">;</text:span></text:p>
      <text:p text:style-name="P7"/>
      <text:p text:style-name="P1"><text:span text:style-name="T1">class</text:span><text:span text:style-name="T3"> </text:span><text:span text:style-name="T5">DatabaseSeeder</text:span><text:span text:style-name="T3"> </text:span><text:span text:style-name="T1">extends</text:span><text:span text:style-name="T3"> </text:span><text:span text:style-name="T5">Seeder</text:span></text:p>
      <text:p text:style-name="P4">{</text:p>
      <text:p text:style-name="P2"><text:span text:style-name="T3">    </text:span><text:span text:style-name="T8">/**</text:span></text:p>
      <text:p text:style-name="P6">     <text:span text:style-name="T7">* Seed the application's database.</text:span></text:p>
      <text:p text:style-name="P6">     <text:span text:style-name="T7">*/</text:span></text:p>
      <text:p text:style-name="P2"><text:span text:style-name="T3">    </text:span><text:span text:style-name="T2">public</text:span><text:span text:style-name="T4"> </text:span><text:span text:style-name="T2">function</text:span><text:span text:style-name="T4"> </text:span><text:span text:style-name="T9">run</text:span><text:span text:style-name="T4">(): </text:span><text:span text:style-name="T2">void</text:span></text:p>
      <text:p text:style-name="P5">    <text:span text:style-name="T7">{</text:span></text:p>
      <text:p text:style-name="P2"><text:span text:style-name="T3">        </text:span><text:span text:style-name="T8">// Cria um usuário de teste</text:span></text:p>
      <text:p text:style-name="P2"><text:span text:style-name="T3">        </text:span><text:span text:style-name="T6">User</text:span><text:span text:style-name="T4">::</text:span><text:span text:style-name="T9">factory</text:span><text:span text:style-name="T4">()-&gt;</text:span><text:span text:style-name="T9">create</text:span><text:span text:style-name="T4">([</text:span></text:p>
      <text:p text:style-name="P2"><text:span text:style-name="T3">            </text:span><text:span text:style-name="T10">'name'</text:span><text:span text:style-name="T4"> =&gt; </text:span><text:span text:style-name="T10">'Test User'</text:span><text:span text:style-name="T4">,</text:span></text:p>
      <text:p text:style-name="P2"><text:span text:style-name="T3">            </text:span><text:span text:style-name="T10">'email'</text:span><text:span text:style-name="T4"> =&gt; </text:span><text:span text:style-name="T10">'test@example.com'</text:span><text:span text:style-name="T4">,</text:span></text:p>
      <text:p text:style-name="P5">        <text:span text:style-name="T7">]);</text:span></text:p>
      <text:p text:style-name="P7"/>
      <text:p text:style-name="P2"><text:span text:style-name="T3">        </text:span><text:span text:style-name="T8">// Chama os seeders corretamente</text:span></text:p>
      <text:p text:style-name="P2"><text:span text:style-name="T3">        </text:span><text:span text:style-name="T2">$this</text:span><text:span text:style-name="T4">-&gt;</text:span><text:span text:style-name="T9">call</text:span><text:span text:style-name="T4">([</text:span></text:p>
      <text:p text:style-name="P2"><text:span text:style-name="T3">            </text:span><text:span text:style-name="T6">QuartoSeeder</text:span><text:span text:style-name="T4">::</text:span><text:span text:style-name="T2">class</text:span><text:span text:style-name="T4">,</text:span></text:p>
      <text:p text:style-name="P2"><text:span text:style-name="T3">            </text:span><text:span text:style-name="T6">ReservaSeeder</text:span><text:span text:style-name="T4">::</text:span><text:span text:style-name="T2">class</text:span><text:span text:style-name="T4">,</text:span></text:p>
      <text:p text:style-name="P5">        <text:span text:style-name="T7">]);</text:span></text:p>
      <text:p text:style-name="P5">    <text:span text:style-name="T7">}</text:span></text:p>
      <text:p text:style-name="P4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4T17:42:05.936000000</meta:creation-date>
    <dc:date>2025-06-04T18:41:46.976000000</dc:date>
    <meta:editing-duration>PT59M41S</meta:editing-duration>
    <meta:editing-cycles>1</meta:editing-cycles>
    <meta:document-statistic meta:table-count="0" meta:image-count="0" meta:object-count="0" meta:page-count="2" meta:paragraph-count="79" meta:word-count="194" meta:character-count="1914" meta:non-whitespace-character-count="1313"/>
    <meta:generator>LibreOffice/7.4.3.2$Windows_X86_64 LibreOffice_project/1048a8393ae2eeec98dff31b5c133c5f1d08b890</meta:generator>
  </office:meta>
</office:document-meta>
</file>